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f4dfb" officeooo:paragraph-rsid="000f4df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37"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38"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40"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41" style:family="paragraph" style:parent-style-name="Standard">
      <style:paragraph-properties fo:margin-left="0.4925in" fo:margin-right="0in" fo:text-indent="0in" style:auto-text-indent="false"/>
      <style:text-properties style:font-name="DejaVu Sans"/>
    </style:style>
    <style:style style:name="P42" style:family="paragraph" style:parent-style-name="Standard">
      <style:paragraph-properties fo:margin-left="0.4925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43" style:family="paragraph" style:parent-style-name="Standard">
      <style:paragraph-properties fo:margin-left="0.4925in" fo:margin-right="0in" fo:text-indent="0in" style:auto-text-indent="false"/>
      <style:text-properties style:font-name="DejaVu Sans" officeooo:rsid="000e2b81" officeooo:paragraph-rsid="000e2b81"/>
    </style:style>
    <style:style style:name="P44" style:family="paragraph" style:parent-style-name="Standard">
      <style:paragraph-properties fo:margin-left="0.4925in" fo:margin-right="0in" fo:text-align="justify" style:justify-single-word="false" fo:text-indent="0in" style:auto-text-indent="false"/>
      <style:text-properties fo:font-size="12pt" fo:font-weight="normal" officeooo:paragraph-rsid="000e2b81" style:font-size-asian="10.5pt" style:font-weight-asian="normal" style:font-size-complex="12pt" style:font-weight-complex="normal"/>
    </style:style>
    <style:style style:name="P45"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4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48"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49"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T1" style:family="text">
      <style:text-properties style:font-name="Tlwg Typist"/>
    </style:style>
    <style:style style:name="T2" style:family="text">
      <style:text-properties fo:font-weight="bold" officeooo:rsid="001654b0" style:font-weight-asian="bold" style:font-weight-complex="bold"/>
    </style:style>
    <style:style style:name="T3" style:family="text">
      <style:text-properties style:font-name="Courier 10 Pitch"/>
    </style:style>
    <style:style style:name="T4" style:family="text">
      <style:text-properties officeooo:rsid="000e2b81"/>
    </style:style>
    <style:style style:name="T5" style:family="text">
      <style:text-properties style:font-name="DejaVu Sans"/>
    </style:style>
    <style:style style:name="T6" style:family="text">
      <style:text-properties style:font-name="DejaVu Sans" fo:font-weight="bold" officeooo:rsid="0017b1bc" style:font-weight-asian="bold" style:font-weight-complex="bold"/>
    </style:style>
    <style:style style:name="T7" style:family="text">
      <style:text-properties style:font-name="DejaVu Sans" fo:font-weight="bold" officeooo:rsid="0018d182" style:font-weight-asian="bold" style:font-weight-complex="bold"/>
    </style:style>
    <style:style style:name="T8" style:family="text">
      <style:text-properties style:font-name="DejaVu Sans" fo:font-weight="bold" officeooo:rsid="0019fb7a" style:font-weight-asian="bold" style:font-weight-complex="bold"/>
    </style:style>
    <style:style style:name="T9" style:family="text">
      <style:text-properties style:font-name="DejaVu Sans" fo:font-weight="bold" officeooo:rsid="001d4219" style:font-weight-asian="bold" style:font-weight-complex="bold"/>
    </style:style>
    <style:style style:name="T10" style:family="text">
      <style:text-properties style:font-name="DejaVu Sans" officeooo:rsid="001654b0"/>
    </style:style>
    <style:style style:name="T11" style:family="text">
      <style:text-properties style:font-name="DejaVu Sans" officeooo:rsid="0017b1bc"/>
    </style:style>
    <style:style style:name="T12" style:family="text">
      <style:text-properties style:font-name="DejaVu Sans" officeooo:rsid="0018d182"/>
    </style:style>
    <style:style style:name="T13" style:family="text">
      <style:text-properties style:font-name="DejaVu Sans" officeooo:rsid="0019fb7a"/>
    </style:style>
    <style:style style:name="T14" style:family="text">
      <style:text-properties style:font-name="DejaVu Sans" officeooo:rsid="001c3e00"/>
    </style:style>
    <style:style style:name="T15" style:family="text">
      <style:text-properties style:font-name="DejaVu Sans" officeooo:rsid="001d4219"/>
    </style:style>
    <style:style style:name="T16" style:family="text">
      <style:text-properties officeooo:rsid="000f4dfb"/>
    </style:style>
    <style:style style:name="T17" style:family="text">
      <style:text-properties fo:color="#000000" style:font-name="DejaVu Sans"/>
    </style:style>
    <style:style style:name="T18" style:family="text">
      <style:text-properties fo:color="#000000" style:font-name="DejaVu Sans" officeooo:rsid="000f4dfb"/>
    </style:style>
    <style:style style:name="T19" style:family="text">
      <style:text-properties style:font-name="Courier 10 Pitch"/>
    </style:style>
    <style:style style:name="T20" style:family="text">
      <style:text-properties style:font-name="Courier 10 Pitch" officeooo:rsid="0012e254"/>
    </style:style>
    <style:style style:name="T21" style:family="text">
      <style:text-properties style:font-name="Courier 10 Pitch" officeooo:rsid="001654b0"/>
    </style:style>
    <style:style style:name="T22" style:family="text">
      <style:text-properties officeooo:rsid="0010f469"/>
    </style:style>
    <style:style style:name="T23" style:family="text">
      <style:text-properties officeooo:rsid="0012e254"/>
    </style:style>
    <style:style style:name="T24" style:family="text">
      <style:text-properties officeooo:rsid="001654b0"/>
    </style:style>
    <style:style style:name="T25" style:family="text">
      <style:text-properties fo:background-color="#ff0000" loext:char-shading-value="0"/>
    </style:style>
    <style:style style:name="T26" style:family="text">
      <style:text-properties officeooo:rsid="001654b0" fo:background-color="#ff0000" loext:char-shading-value="0"/>
    </style:style>
    <style:style style:name="T27" style:family="text">
      <style:text-properties officeooo:rsid="001d800e" fo:background-color="#ff0000" loext:char-shading-value="0"/>
    </style:style>
    <style:style style:name="T28" style:family="text">
      <style:text-properties officeooo:rsid="0018d182"/>
    </style:style>
    <style:style style:name="T29" style:family="text">
      <style:text-properties officeooo:rsid="0019fb7a"/>
    </style:style>
    <style:style style:name="T30" style:family="text">
      <style:text-properties officeooo:rsid="001bbd4a"/>
    </style:style>
    <style:style style:name="T31" style:family="text">
      <style:text-properties officeooo:rsid="001c3e00"/>
    </style:style>
    <style:style style:name="T32" style:family="text">
      <style:text-properties officeooo:rsid="001d4219"/>
    </style:style>
    <style:style style:name="T33" style:family="text">
      <style:text-properties officeooo:rsid="001d8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ExaML v<text:span text:style-name="T4">3</text:span>.0.X Manual</text:p>
      <text:p text:style-name="P6"/>
      <text:p text:style-name="P16"><text:span text:style-name="T4">December</text:span> <text:span text:style-name="T4">12</text:span> 2014</text:p>
      <text:p text:style-name="P17"/>
      <text:p text:style-name="P17">Alexandros Stamatakis</text:p>
      <text:p text:style-name="P17">Heidelberg Institute for Theoretical Studies</text:p>
      <text:p text:style-name="P7"/>
      <text:p text:style-name="P7"/>
      <text:p text:style-name="P7"/>
      <text:p text:style-name="P42">Contents:</text:p>
      <text:p text:style-name="P42"><text:tab/>Introduction</text:p>
      <text:p text:style-name="P42"><text:tab/>Compiling</text:p>
      <text:p text:style-name="P42"><text:tab/>A Usage Example</text:p>
      <text:p text:style-name="P42"><text:tab/><text:span text:style-name="T24">Production Level Analyses</text:span></text:p>
      <text:p text:style-name="P15"/>
      <text:p text:style-name="P15">Introduction</text:p>
      <text:p text:style-name="P8"/>
      <text:p text:style-name="P8">Exascale Maximum Likelihood (ExaML) is a code for phylogenetic inference using MPI. </text:p>
      <text:p text:style-name="P8">This code implements the popular RAxML search algorithm for maximum likelihood based inference of phylogenetic trees. It uses a radically new MPI parallelization approach that yields improved parallel efficiency, in particular on partitioned multi-gene or whole-genome datasets. <text:span text:style-name="T16">It also implements a new load balancing algorithm that yields better parallel efficiency.</text:span></text:p>
      <text:p text:style-name="P9">It is up to 4 times faster than its predecessor RAxML-Light [1] <text:span text:style-name="T4">and scales to a larger number of processors</text:span>. </text:p>
      <text:p text:style-name="P9"/>
      <text:p text:style-name="P9">Please cite the following paper<text:span text:style-name="T4">s</text:span> when using ExaML: </text:p>
      <text:p text:style-name="P8"/>
      <text:p text:style-name="P44"><text:span text:style-name="T5">A. Stamatakis, A.J. Aberer: “Novel Parallelization Schemes for large-scale likelihood-based phylogenetic inference”. Pages 1195-1204 in proceedings of IEEE 27th International Symposium on Parallel &amp; Distributed Processing (IPDPS), Boston, MA, May 2013.</text:span></text:p>
      <text:p text:style-name="P44"><text:a xlink:type="simple" xlink:href="http://ieeexplore.ieee.org/xpl/login.jsp?tp=&amp;arnumber=6569896&amp;url=http%3A%2F%2Fieeexplore.ieee.org%2Fxpls%2Fabs_all.jsp%3Farnumber%3D6569896"><text:span text:style-name="T5">http://ieeexplore.ieee.org/xpl/login.jsp?tp=&amp;arnumber=6569896&amp;url=http%3A%2F%2Fieeexplore.ieee.org%2Fxpls%2Fabs_all.jsp%3Farnumber%3D6569896</text:span></text:a><text:span text:style-name="T5"> </text:span></text:p>
      <text:p text:style-name="P8"/>
      <text:p text:style-name="P41">T. Flouri, A. Stamatakis, K. Kobert, A.J. Aberer: "The divisible load balance problem and its application to phylogenetic inference". In Proceedings of WABI 2014, Wroclaw, Poland, September 2014.</text:p>
      <text:p text:style-name="P43"><text:a xlink:type="simple" xlink:href="http://link.springer.com/chapter/10.1007%2F978-3-662-44753-6_16#page-1">http://link.springer.com/chapter/10.1007%2F978-3-662-44753-6_16#page-1</text:a> </text:p>
      <text:p text:style-name="P8"/>
      <text:p text:style-name="P8">Similar to RaxML-Light <text:span text:style-name="T4">whose development has been discontinued</text:span>, ExaML also implements checkpointing, SSE3, AVX vectorization and memory saving techniques. Thus, the usage philosophy is similar.<text:span text:style-name="T16">ML are similar to RAxML, thus it might be helpful to also read the RAxML manual.</text:span> </text:p>
      <text:p text:style-name="P8"/>
      <text:p text:style-name="P18"><text:soft-page-break/></text:p>
      <text:p text:style-name="P19"><text:span text:style-name="T5">Support is provided via the RAxML google group:</text:span></text:p>
      <text:p text:style-name="P19"><text:a xlink:type="simple" xlink:href="https://groups.google.com/forum/?hl=de&amp;fromgroups#!forum/raxml"><text:span text:style-name="T5">https://groups.google.com/forum/?hl=de&amp;fromgroups#!forum/raxml</text:span></text:a><text:span text:style-name="T5">. </text:span></text:p>
      <text:p text:style-name="P18"><text:span text:style-name="T17">Please refrain from sending emails with questions directly to the authors of the code! </text:span><text:span text:style-name="T18">If you ask your questions on the google group you can first search it for similar questions and then post your question. The reply will then be visible and searchable for everybody and make it much easier for us to provide good and timely support.</text:span></text:p>
      <text:p text:style-name="P18"/>
      <text:p text:style-name="P21"><text:span text:style-name="T17">ExaML has been used for instance in the following two science papers:</text:span></text:p>
      <text:p text:style-name="P45"/>
      <text:p text:style-name="P45"><text:a xlink:type="simple" xlink:href="http://www.sciencemag.org/content/346/6215/1320.abstract">http://www.sciencemag.org/content/346/6215/1320.abstract</text:a><text:span text:style-name="T17"> </text:span></text:p>
      <text:p text:style-name="P45"><text:a xlink:type="simple" xlink:href="http://www.sciencemag.org/content/346/6210/763">http://www.sciencemag.org/content/346/6210/763</text:a><text:span text:style-name="T17"> </text:span></text:p>
      <text:p text:style-name="P8"/>
      <text:p text:style-name="P1"><text:span text:style-name="T5">[1] A. Stamatakis, A.J. Aberer, C. Goll, S.A. Smith, S.A. Berger, F. Izquierdo-Carrasco: "RAxML-Light: A Tool for computing TeraByte Phylogenies", Bioinformatics 2012; doi: 10.1093/bioinformatics/bts309. Link: </text:span><text:a xlink:type="simple" xlink:href="http://bioinformatics.oxfordjournals.org/content/28/15/2064.short"><text:span text:style-name="T5">http://bioinformatics.oxfordjournals.org/content/28/15/2064.short</text:span></text:a><text:span text:style-name="T5"> </text:span></text:p>
      <text:p text:style-name="P8"/>
      <text:p text:style-name="P15">Compiling the code</text:p>
      <text:p text:style-name="P15"/>
      <text:p text:style-name="P8">There is actually a suite of tools <text:span text:style-name="T16">required </text:span>to accomplish the task of inferring large phylogenies.</text:p>
      <text:p text:style-name="P8"/>
      <text:p text:style-name="P8">When you download the code there will be four relevant directories:</text:p>
      <text:p text:style-name="P8"/>
      <text:p text:style-name="P37">examl <text:s/></text:p>
      <text:p text:style-name="P37">manual <text:s/></text:p>
      <text:p text:style-name="P37">parser</text:p>
      <text:p text:style-name="P37">testData</text:p>
      <text:p text:style-name="P1"/>
      <text:p text:style-name="P8">Let's first compile the parse-examl by typing:</text:p>
      <text:p text:style-name="P1"/>
      <text:p text:style-name="P37">cd parser</text:p>
      <text:p text:style-name="P37">make -f Makefile.SSE3.gcc</text:p>
      <text:p text:style-name="P1"/>
      <text:p text:style-name="P1"><text:span text:style-name="T5">This should produce an executable called</text:span> <text:span text:style-name="T3">parse-examl</text:span></text:p>
      <text:p text:style-name="P1"/>
      <text:p text:style-name="P1"><text:span text:style-name="T5">Next, let's compile ExaML. Note that, you will require a MPI compiler, usually called </text:span><text:span text:style-name="T3">mpicc</text:span><text:span text:style-name="T5"> to accomplish this task (if you don't know what this is ask your local geeks; the OpenMPI MPI implementation is usually relatively easy to install: </text:span><text:a xlink:type="simple" xlink:href="http://www.open-mpi.de/"><text:span text:style-name="T5">http://www.open-mpi.de/</text:span></text:a><text:span text:style-name="T5">). </text:span></text:p>
      <text:p text:style-name="P1"/>
      <text:p text:style-name="P8">Type:</text:p>
      <text:p text:style-name="P1"/>
      <text:p text:style-name="P37">cd ../examl/</text:p>
      <text:p text:style-name="P37">make -f Makefile.SSE3.gcc</text:p>
      <text:p text:style-name="P40"><text:soft-page-break/></text:p>
      <text:p text:style-name="P1"><text:span text:style-name="T5">→ this will compile the SSE3 vectorized version of the code, the binary will be called </text:span><text:span text:style-name="T3">examl</text:span></text:p>
      <text:p text:style-name="P1"/>
      <text:p text:style-name="P8">If you have a recently purchased system you can also try to compile the AVX-<text:span text:style-name="T16">ion </text:span>vectorized version of ExaML (for performance and further details please refer to the on-line supplement of [1]). <text:span text:style-name="T16">Whenever you can, please use the AVX version of the code which is faster!</text:span></text:p>
      <text:p text:style-name="P8"/>
      <text:p text:style-name="P1"><text:span text:style-name="T5">first remove the object files created when you compiled the SSE3 version of <text:s/></text:span><text:span text:style-name="T3">examl</text:span><text:span text:style-name="T5">:</text:span></text:p>
      <text:p text:style-name="P1"/>
      <text:p text:style-name="P37">rm *.o</text:p>
      <text:p text:style-name="P5"/>
      <text:p text:style-name="P8">then compile the AVX version by typing:</text:p>
      <text:p text:style-name="P5"/>
      <text:p text:style-name="P37">make -f Makefile.AVX.gcc</text:p>
      <text:p text:style-name="P1"/>
      <text:p text:style-name="P1"><text:span text:style-name="T5">this should produce a binary called</text:span> <text:span text:style-name="T3">examl-AVX</text:span></text:p>
      <text:p text:style-name="P1"/>
      <text:p text:style-name="P15">A Usage Example</text:p>
      <text:p text:style-name="P33"/>
      <text:p text:style-name="P8">I will walk you through a simple example of how to use the code on my laptop. </text:p>
      <text:p text:style-name="P8"/>
      <text:p text:style-name="P10">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22">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22">http://en.wikipedia.org/wiki/Amdahl%27s_law</text:span></text:a><text:span text:style-name="T22"> </text:span></text:p>
      <text:p text:style-name="P8"/>
      <text:p text:style-name="P8">Help for the command line arguments of the <text:span text:style-name="T3">parse-examl</text:span> can be obtained by typing:</text:p>
      <text:p text:style-name="P1"/>
      <text:p text:style-name="P37">./parse-examl -h </text:p>
      <text:p text:style-name="P33"/>
      <text:p text:style-name="P37">parse-examl </text:p>
      <text:p text:style-name="P33"><text:s text:c="6"/><text:tab/>-s sequenceFileName </text:p>
      <text:p text:style-name="P33"><text:s text:c="6"/><text:tab/>-n outputFileName </text:p>
      <text:p text:style-name="P33"><text:s text:c="6"/><text:tab/>-m substitutionModel </text:p>
      <text:p text:style-name="P33"><text:s text:c="6"/><text:tab/>[-c] </text:p>
      <text:p text:style-name="P33"><text:s text:c="6"/><text:tab/>[-q] </text:p>
      <text:p text:style-name="P33"><text:s text:c="6"/><text:tab/>[-h] </text:p>
      <text:p text:style-name="P33"/>
      <text:p text:style-name="P33"><text:tab/><text:tab/>-m <text:s text:c="2"/>Type of Data: </text:p>
      <text:p text:style-name="P33"/>
      <text:p text:style-name="P33"><text:soft-page-break/><text:tab/><text:tab/><text:tab/>For DNA data use: <text:s text:c="3"/>DNA </text:p>
      <text:p text:style-name="P33"><text:s text:c="5"/><text:tab/> <text:s text:c="4"/>For AA data use: <text:s text:c="4"/>PROT </text:p>
      <text:p text:style-name="P33"/>
      <text:p text:style-name="P33"><text:tab/><text:tab/>-c <text:s text:c="2"/>disable site pattern compression </text:p>
      <text:p text:style-name="P33"/>
      <text:p text:style-name="P33"><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22">RAxML </text:span>manual. </text:p>
      <text:p text:style-name="P33"><text:tab/><text:tab/>-h <text:s text:c="2"/>Display this help message. </text:p>
      <text:p text:style-name="P1"/>
      <text:p text:style-name="P8"/>
      <text:p text:style-name="P8">Now let's use the parse-examl to transform the test file into a binary file by typing:</text:p>
      <text:p text:style-name="P1"/>
      <text:p text:style-name="P37">./parse-examl -s ../testData/49 -m DNA -n 49.unpartitioned</text:p>
      <text:p text:style-name="P1"/>
      <text:p text:style-name="P8">So we are transforming an unpartitioned phylip file with 49 DNA sequences into a binary file. The parser directory will now contain a file called:</text:p>
      <text:p text:style-name="P1"/>
      <text:p text:style-name="P37">49.unpartitioned.binary</text:p>
      <text:p text:style-name="P1"/>
      <text:p text:style-name="P8">that can be read by ExaML.</text:p>
      <text:p text:style-name="P8"/>
      <text:p text:style-name="P12">The parser will also print the following useful output to screen:</text:p>
      <text:p text:style-name="P12"/>
      <text:p text:style-name="P39">gappyness: 0.074048</text:p>
      <text:p text:style-name="P39">Pattern compression: ON</text:p>
      <text:p text:style-name="P39"></text:p>
      <text:p text:style-name="P39">Alignment has 51 completely undetermined sites that will be automatically removed from the binary alignment file</text:p>
      <text:p text:style-name="P39"></text:p>
      <text:p text:style-name="P39">Your alignment has 628 unique patterns</text:p>
      <text:p text:style-name="P39"></text:p>
      <text:p text:style-name="P39">Under CAT the memory required by ExaML for storing CLVs and tip vectors will be</text:p>
      <text:p text:style-name="P39">1015476 bytes</text:p>
      <text:p text:style-name="P39">991 kiloBytes</text:p>
      <text:p text:style-name="P39">0 MegaBytes</text:p>
      <text:p text:style-name="P39">0 GigaBytes</text:p>
      <text:p text:style-name="P39"></text:p>
      <text:p text:style-name="P39">Under GAMMA the memory required by ExaML for storing CLVs and tip vectors will be</text:p>
      <text:p text:style-name="P39">3969588 bytes</text:p>
      <text:p text:style-name="P39">3876 kiloBytes</text:p>
      <text:p text:style-name="P39">3 MegaBytes</text:p>
      <text:p text:style-name="P39">0 GigaBytes</text:p>
      <text:p text:style-name="P39"><text:soft-page-break/></text:p>
      <text:p text:style-name="P39">Please note that, these are just the memory requirements for doing likelihood calculations!</text:p>
      <text:p text:style-name="P39">To be on the safe side, we recommend that you execute ExaML on a system with twice that memory.</text:p>
      <text:p text:style-name="P39"></text:p>
      <text:p text:style-name="P39">Binary and compressed alignment file written to file 49.unpartitioned.binary</text:p>
      <text:p text:style-name="P39"></text:p>
      <text:p text:style-name="P39">Parsing completed, exiting now ... </text:p>
      <text:p text:style-name="P1"/>
      <text:p text:style-name="P11"><text:span text:style-name="T23">So let's see why this is useful information. First of all, the proportion of gaps/missing data is interesting (it's 7.4% here), since this can be used as a guide to determine if it makes sense to use the </text:span><text:span text:style-name="T20">-S</text:span><text:span text:style-name="T23"> memory saving option for gappy alignments in ExaML. Roughly speaking, using that option in ExaML makes sense if the gappyness is above 30%, i.e., above 0.3. </text:span></text:p>
      <text:p text:style-name="P11"><text:span text:style-name="T23">Next, the parser tells you that there are 51 alignment sites in the alignment that consist of fully undetermined characters (</text:span><text:span text:style-name="T20">N, ?, -,</text:span><text:span text:style-name="T23"> etc.) and contain no signal. This is a bot worrysome, since something may have gone wrong during alignment assembly. Nonetheless, the parser will automatically remove these sites.</text:span></text:p>
      <text:p text:style-name="P13">Next, the parser tells you how many distinct site patterns the alignment has which is important for figuring out the computational requirements in terms of memory usage.</text:p>
      <text:p text:style-name="P13">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13"/>
      <text:p text:style-name="P14">Note that, if you have an alignment that requires, for instance, 500GB of RAM it can run on 50 cores with 1GB RAM per core, since ExaML distributes the memory requirements evenly over all cores.</text:p>
      <text:p text:style-name="P11"/>
      <text:p text:style-name="P20"><text:span text:style-name="T5">If we want to partition the data, we will have to pass a standard RAxML partition file </text:span><text:span text:style-name="T10">(see RAxML manual for a very detailed explanation) </text:span><text:span text:style-name="T5">to </text:span><text:span text:style-name="T3">parse-examl</text:span>, e.g:</text:p>
      <text:p text:style-name="P1"/>
      <text:p text:style-name="P37">./parse-examl -s ../testData/49 -q ../testData/49.model -m DNA -n 49.partitioned</text:p>
      <text:p text:style-name="P1"/>
      <text:p text:style-name="P8">This will generate a file called </text:p>
      <text:p text:style-name="P8"/>
      <text:p text:style-name="P37">49.partitioned.binary</text:p>
      <text:p text:style-name="P1"/>
      <text:p text:style-name="P23"><text:span text:style-name="T2">WARNING:</text:span><text:span text:style-name="T24"> </text:span>Note that, every time you change the partition scheme, you will have to re-generate a binary alignment file that encodes the <text:span text:style-name="T24">new </text:span>partitioning scheme!</text:p>
      <text:p text:style-name="P23"><text:soft-page-break/></text:p>
      <text:p text:style-name="P25">A common question is how one can tell the parser to use a specific protein substitution model, e.g., <text:span text:style-name="T3">WAGF</text:span> (WAG with empirical base frequencies) or to optimize the base frequencies for DNA data (<text:span text:style-name="T3">DNAX</text:span>)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p>
      <text:p text:style-name="P25"/>
      <text:p text:style-name="P46">WAGF, p1=1-1000</text:p>
      <text:p text:style-name="P46"/>
      <text:p text:style-name="P36">and for DNA data with a ML estimate of base frequencies:</text:p>
      <text:p text:style-name="P34"/>
      <text:p text:style-name="P34"><text:tab/>DNAX, p1=1-1000</text:p>
      <text:p text:style-name="P2"/>
      <text:p text:style-name="P24">Now, we are almost ready to start an ExaML run. However, you also need to provide a starting tree to ExaML by using, for instance <text:span text:style-name="T24">the </text:span><text:span text:style-name="T21">p</text:span><text:span text:style-name="T3">arsimonator</text:span> <text:span text:style-name="T24">(see </text:span><text:a xlink:type="simple" xlink:href="http://sco.h-its.org/exelixis/web/software/parsimonator/index.html"><text:span text:style-name="T24">http://sco.h-its.org/exelixis/web/software/parsimonator/index.html</text:span></text:a><text:span text:style-name="T24">) code </text:span>or</text:p>
      <text:p text:style-name="P24">standard RAxML. <text:span text:style-name="T26">TODO more details!</text:span></text:p>
      <text:p text:style-name="P23"/>
      <text:p text:style-name="P23">We have included a starting tree in the testData directory, such that we can now run ExaML.</text:p>
      <text:p text:style-name="P23"/>
      <text:p text:style-name="P23">For this we will have to change into the ExaML directory by typing: </text:p>
      <text:p text:style-name="P3"/>
      <text:p text:style-name="P47">cd ../examl</text:p>
      <text:p text:style-name="P3"/>
      <text:p text:style-name="P23">On-line help regarding ExaML command line options can be obtained by typing:</text:p>
      <text:p text:style-name="P3"/>
      <text:p text:style-name="P47">./examl -h</text:p>
      <text:p text:style-name="P3"/>
      <text:p text:style-name="P23">which will yield the following output:</text:p>
      <text:p text:style-name="P3"/>
      <text:p text:style-name="P26">examl|examl-AVX</text:p>
      <text:p text:style-name="P26"><text:tab/>-s binarySequenceFileName</text:p>
      <text:p text:style-name="P26"><text:tab/>-n outputFileNames</text:p>
      <text:p text:style-name="P26"><text:s text:c="5"/>-m rateHeterogeneityModel</text:p>
      <text:p text:style-name="P26"><text:tab/>-t userStartingTree|-R binaryCheckpointFile|-g constraintTree</text:p>
      <text:p text:style-name="P26"><text:tab/>-p randomNumberSeed</text:p>
      <text:p text:style-name="P26"><text:tab/>[-a]</text:p>
      <text:p text:style-name="P26"><text:tab/>[-B numberOfMLtreesToSave]</text:p>
      <text:p text:style-name="P26"><text:tab/>[-c numberOfCategories]</text:p>
      <text:p text:style-name="P26"><text:tab/>[-D]</text:p>
      <text:p text:style-name="P26"><text:tab/>[-e likelihoodEpsilon] </text:p>
      <text:p text:style-name="P26"><text:tab/>[-f d|e|E|o]</text:p>
      <text:p text:style-name="P26"><text:tab/>[-h] </text:p>
      <text:p text:style-name="P26"><text:tab/>[-i initialRearrangementSetting] </text:p>
      <text:p text:style-name="P26"><text:soft-page-break/><text:tab/>[-M]</text:p>
      <text:p text:style-name="P26"><text:tab/>[-S]</text:p>
      <text:p text:style-name="P26"><text:tab/>[-v]</text:p>
      <text:p text:style-name="P26"><text:tab/>[-w outputDirectory] </text:p>
      <text:p text:style-name="P26"><text:tab/>[--auto-prot=ml|bic|aic|aicc]</text:p>
      <text:p text:style-name="P26"></text:p>
      <text:p text:style-name="P26"><text:tab/>-a<text:tab/>use the median for the discrete approximation of the GAMMA <text:tab/><text:tab/>model of rate heterogeneity</text:p>
      <text:p text:style-name="P26"></text:p>
      <text:p text:style-name="P26"><text:tab/><text:tab/>DEFAULT: OFF</text:p>
      <text:p text:style-name="P26"/>
      <text:p text:style-name="P26"><text:tab/><text:span text:style-name="T6">Comment:</text:span><text:span text:style-name="T11"> typically using the median instead of the average yields slightly <text:tab/>better likelihood values, without increasing the number of parameters. <text:tab/>Hence, enabling this option is recommended.</text:span></text:p>
      <text:p text:style-name="P26"></text:p>
      <text:p text:style-name="P27"><text:tab/>-B<text:tab/>specify the number of best ML trees to save and print to <text:tab/><text:tab/><text:tab/>file</text:p>
      <text:p text:style-name="P27"/>
      <text:p text:style-name="P27"><text:tab/><text:span text:style-name="T6">Comment:</text:span><text:span text:style-name="T11"> </text:span><text:span text:style-name="T12">This can be used to not only save the final best-scoring ML tree, <text:tab/>but also trees that were encountered during the tree search.</text:span></text:p>
      <text:p text:style-name="P26"></text:p>
      <text:p text:style-name="P26"><text:tab/>-c<text:tab/>Specify number of distinct rate catgories for ExaML when <text:tab/><text:tab/><text:tab/>modelOfEvolution is set to GTRPSR.</text:p>
      <text:p text:style-name="P26"><text:tab/><text:tab/>Individual per-site rates are categorized into <text:tab/><text:tab/><text:tab/><text:tab/><text:tab/>numberOfCategories rate categories to accelerate <text:tab/><text:tab/><text:tab/><text:tab/><text:tab/>computations. </text:p>
      <text:p text:style-name="P26"></text:p>
      <text:p text:style-name="P26"><text:tab/><text:tab/>DEFAULT: 25</text:p>
      <text:p text:style-name="P26"/>
      <text:p text:style-name="P26"><text:tab/><text:span text:style-name="T7">Comment:</text:span><text:span text:style-name="T28"> </text:span><text:span text:style-name="T12">It is probably best to leave this unchanged. A common user <text:tab/>mistake is to think that this can also be used to set the number of discrete <text:tab/>rate categories the GAMMA model of rate heterogeneity uses. This is wrong!</text:span></text:p>
      <text:p text:style-name="P26"><text:span text:style-name="T12"><text:tab/>Under GAMMA ExaML will always use 4 discrete rate categories, this setting <text:tab/>can not be changed!</text:span></text:p>
      <text:p text:style-name="P26"></text:p>
      <text:p text:style-name="P48"><text:s text:c="6"/><text:tab/><text:tab/>-D<text:tab/>ML search convergence criterion. This will break off ML </text:p>
      <text:p text:style-name="P48"><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26"><text:s text:c="9"/><text:tab/>On trees with more than 500 taxa this will yield execution <text:tab/><text:tab/>time improvements of approximately 50% <text:span text:style-name="T28">w</text:span>hile yielding only <text:tab/><text:tab/>slightly worse trees.</text:p>
      <text:p text:style-name="P26"></text:p>
      <text:p text:style-name="P26"><text:s text:c="10"/>DEFAULT: OFF</text:p>
      <text:p text:style-name="P26"/>
      <text:p text:style-name="P49"><text:span text:style-name="T7">Comment:</text:span><text:span text:style-name="T12"> </text:span><text:span text:style-name="T13">For performance details of this option, please see the </text:span><text:soft-page-break/><text:span text:style-name="T13">following <text:tab/>book chapter: A. Stamatakis: "Phylogenetic Search Algorithms for Maximum Likelihood". In M. Elloumi, A.Y. Zomaya, editors. Algorithms in Computational Biology: techniques, Approaches and Applications, 547-577, John Wiley and Sons, 2011.</text:span></text:p>
      <text:p text:style-name="P26"></text:p>
      <text:p text:style-name="P26"><text:tab/>-e<text:tab/>set model optimization precision in log likelihood units <text:tab/><text:tab/><text:tab/>for final optimization of model parameters</text:p>
      <text:p text:style-name="P26"></text:p>
      <text:p text:style-name="P26"><text:s text:c="10"/>DEFAULT: 0.1 </text:p>
      <text:p text:style-name="P26"/>
      <text:p text:style-name="P26"><text:tab/><text:tab/><text:span text:style-name="T8">Comment:</text:span><text:span text:style-name="T13"> Analogous to the correspondig standard RAxML option.</text:span></text:p>
      <text:p text:style-name="P26"></text:p>
      <text:p text:style-name="P26"><text:tab/>-f<text:tab/>select algorithm:</text:p>
      <text:p text:style-name="P26"></text:p>
      <text:p text:style-name="P26"><text:tab/><text:tab/>"-f d": new rapid hill-climbing </text:p>
      <text:p text:style-name="P28"><text:s text:c="22"/></text:p>
      <text:p text:style-name="P28"><text:tab/><text:tab/>DEFAULT: ON</text:p>
      <text:p text:style-name="P26"></text:p>
      <text:p text:style-name="P26"><text:tab/><text:tab/>"-f e": compute the likelihood of a bunch of trees passed <text:tab/><text:tab/><text:tab/>via -t. <text:span text:style-name="T29">T</text:span>his option will do a quick and dirty optimization <text:tab/><text:tab/>without re-optimizng the model parameters for each tree.</text:p>
      <text:p text:style-name="P26"></text:p>
      <text:p text:style-name="P26"><text:tab/><text:tab/>"-f E": compute the likelihood of a bunch of trees passed <text:tab/><text:tab/><text:tab/>via -t this option will do a thorough optimization that re-<text:tab/><text:tab/>optimizes the model parameters for each tree.</text:p>
      <text:p text:style-name="P26"></text:p>
      <text:p text:style-name="P26"><text:s text:c="8"/><text:tab/>"-f o": old and slower rapid hill-climbing without <text:tab/><text:tab/><text:tab/><text:tab/>heuristic cutoff</text:p>
      <text:p text:style-name="P26"></text:p>
      <text:p text:style-name="P26"><text:s text:c="10"/>DEFAULT for "-f": new rapid hill climbing</text:p>
      <text:p text:style-name="P26"/>
      <text:p text:style-name="P35"><text:tab/><text:tab/><text:span text:style-name="T8">Comment:</text:span><text:span text:style-name="T13"> For very broad phylogenomic datasets we recommend <text:tab/><text:tab/><text:tab/>that users also test the performance of the </text:span><text:span text:style-name="T29">-f o</text:span><text:span text:style-name="T13"> option. The <text:tab/><text:tab/><text:tab/><text:tab/>performance differences between -f o and -f d are described in the <text:tab/><text:tab/><text:tab/>following paper: A. Stamatakis, <text:s/>F. Blagojevic, C.D. Antonopoulos, D.S. </text:span></text:p>
      <text:p text:style-name="P49"><text:span text:style-name="T13">Nikolopoulos: "Exploring new Search Algorithms and Hardware for Phylogenetics: RAxML meets the IBM Cell". In Journal of VLSI Signal Processing Systems, 48(3):271-286, 2007. </text:span></text:p>
      <text:p text:style-name="P26"></text:p>
      <text:p text:style-name="P26"></text:p>
      <text:p text:style-name="P26"><text:tab/>-g<text:tab/>Pass a multi-furcating constraint tree to ExaML. The tree <text:tab/><text:tab/><text:tab/>needs to contain all taxa of the alignment!</text:p>
      <text:p text:style-name="P26"><text:tab/><text:tab/>When using this option you also need to specify a random <text:tab/><text:tab/><text:tab/>number seed via "-p"!</text:p>
      <text:p text:style-name="P26"/>
      <text:p text:style-name="P26"><text:tab/><text:tab/><text:span text:style-name="T8">Comment:</text:span><text:span text:style-name="T13"> Analogous to the corresponding standard RAxML option. <text:tab/><text:tab/><text:tab/>The random number seed is required because multi-furcations will <text:tab/></text:span><text:soft-page-break/><text:span text:style-name="T13"><text:tab/><text:tab/>initially be resolved randomly and then refined via a Maximum <text:tab/><text:tab/><text:tab/><text:tab/>Likelihood search.</text:span></text:p>
      <text:p text:style-name="P26"></text:p>
      <text:p text:style-name="P26"><text:tab/>-h<text:tab/>Display this help message.</text:p>
      <text:p text:style-name="P26"></text:p>
      <text:p text:style-name="P26"><text:tab/>-i <text:tab/>Initial rearrangement setting for the subsequent <text:tab/><text:tab/><text:tab/><text:tab/><text:tab/>application of topological changes phase</text:p>
      <text:p text:style-name="P26"/>
      <text:p text:style-name="P28"><text:tab/><text:tab/><text:span text:style-name="T8">Comment:</text:span><text:span text:style-name="T13"> Analogous to the corresponding standard RAxML option. </text:span></text:p>
      <text:p text:style-name="P26"></text:p>
      <text:p text:style-name="P26"><text:tab/>-m <text:s text:c="2"/>Model of rate heterogeneity</text:p>
      <text:p text:style-name="P28"><text:tab/><text:tab/></text:p>
      <text:p text:style-name="P28"><text:tab/><text:tab/>select "-m PSR" for the per-site rate category model (this <text:tab/><text:tab/>used to be called CAT in RAxML)</text:p>
      <text:p text:style-name="P28"><text:tab/></text:p>
      <text:p text:style-name="P26"><text:tab/><text:tab/>select "-m GAMMA" for the gamma model of rate heterogeneity <text:tab/><text:tab/>with 4 discrete rates</text:p>
      <text:p text:style-name="P26"/>
      <text:p text:style-name="P26"><text:tab/><text:tab/><text:span text:style-name="T8">Comment: </text:span><text:span text:style-name="T13">The selected model of rate heterogeneity will be applied <text:tab/><text:tab/><text:tab/>to all partitions; one can not assign </text:span><text:span text:style-name="T29">PSR</text:span><text:span text:style-name="T13"> to some partitions and <text:tab/><text:tab/><text:tab/><text:tab/></text:span><text:span text:style-name="T29">GAMMA</text:span><text:span text:style-name="T13"> to some others. Also note that, on large phylogenomic <text:tab/><text:tab/><text:tab/><text:tab/>datasets with an insuficiient number of taxa (below roughly 100) </text:span><text:span text:style-name="T29">PSR</text:span><text:span text:style-name="T13"> <text:tab/><text:tab/><text:tab/>may yield suboptimal results. We therefore recommend to always also <text:tab/><text:tab/>do some initial tree searches under </text:span><text:span text:style-name="T29">GAMMA</text:span><text:span text:style-name="T13">.</text:span></text:p>
      <text:p text:style-name="P26"></text:p>
      <text:p text:style-name="P26"><text:tab/>-<text:span text:style-name="T30">M<text:tab/></text:span>Switch on estimation of individual per-partition branch <text:tab/><text:tab/><text:tab/>lengths. Only has effect when used in combination with "-q"</text:p>
      <text:p text:style-name="P26"><text:s text:c="9"/><text:tab/>Branch lengths for individual partitions will be printed to <text:tab/><text:tab/>separate files.</text:p>
      <text:p text:style-name="P26"><text:tab/><text:tab/>A weighted average of the branch lengths is computed by <text:tab/><text:tab/><text:tab/>using the respective partition lengths</text:p>
      <text:p text:style-name="P26"></text:p>
      <text:p text:style-name="P26"><text:tab/><text:tab/>DEFAULT: OFF</text:p>
      <text:p text:style-name="P26"/>
      <text:p text:style-name="P29"><text:tab/><text:tab/><text:span text:style-name="T8">Comment:</text:span><text:span text:style-name="T13"> Analogous to the corresponding standard RAxML option.</text:span></text:p>
      <text:p text:style-name="P26"></text:p>
      <text:p text:style-name="P26"><text:tab/>-n <text:s text:c="2"/>Specifies the name of the output file.</text:p>
      <text:p text:style-name="P26"/>
      <text:p text:style-name="P30"><text:tab/><text:tab/><text:span text:style-name="T8">Comment:</text:span><text:span text:style-name="T13"> Analogous to the corresponding standard RAxML option.</text:span></text:p>
      <text:p text:style-name="P26"></text:p>
      <text:p text:style-name="P26"><text:tab/>-p<text:tab/>Specify a random number seed, required in conjunction with <text:tab/><text:tab/>the "-g" option for constraint trees</text:p>
      <text:p text:style-name="P26"></text:p>
      <text:p text:style-name="P30"><text:tab/><text:tab/><text:span text:style-name="T8">Comment:</text:span><text:span text:style-name="T13"> Analogous to the corresponding standard RAxML option.</text:span></text:p>
      <text:p text:style-name="P26"/>
      <text:p text:style-name="P30"><text:tab/>-R<text:tab/>read in a binary checkpoint file called<text:tab/><text:tab/><text:tab/></text:p>
      <text:p text:style-name="P30"><text:soft-page-break/><text:tab/><text:tab/>ExaML_binaryCheckpoint.RUN_ID_number</text:p>
      <text:p text:style-name="P30"/>
      <text:p text:style-name="P31"><text:tab/><text:tab/><text:span text:style-name="T8">Comment:</text:span><text:span text:style-name="T13"> </text:span><text:span text:style-name="T14">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31">-R </text:span><text:span text:style-name="T14">you can omit specifying </text:span><text:span text:style-name="T31">-t</text:span><text:span text:style-name="T14"> because the starting <text:tab/><text:tab/><text:tab/>tree is not required anymore and the intermediate tree has been <text:tab/><text:tab/><text:tab/>stored in the checkpoint file. </text:span></text:p>
      <text:p text:style-name="P31"><text:span text:style-name="T14"><text:tab/><text:tab/></text:span><text:span text:style-name="T15">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31"><text:span text:style-name="T15"><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span></text:p>
      <text:p text:style-name="P26"></text:p>
      <text:p text:style-name="P26"><text:tab/>-s<text:tab/>Specify the name of the BINARY alignment data file <text:tab/><text:tab/><text:tab/><text:tab/>generated by the parser component</text:p>
      <text:p text:style-name="P26"></text:p>
      <text:p text:style-name="P26"><text:tab/>-S<text:tab/>turn on memory saving option for gappy multi-gene <text:tab/><text:tab/><text:tab/><text:tab/>alignments. For large and gappy datasets specify -S to save <text:tab/><text:tab/>memory.</text:p>
      <text:p text:style-name="P26"><text:tab/><text:tab/>This will produce slightly different likelihood values, may <text:tab/><text:tab/>be a bit slower but can reduce memory consumption</text:p>
      <text:p text:style-name="P26"><text:tab/><text:tab/>from 70GB to 19GB on very large and gappy datasets</text:p>
      <text:p text:style-name="P26"/>
      <text:p text:style-name="P31"><text:tab/><text:tab/><text:span text:style-name="T9">Comment:</text:span><text:span text:style-name="T15"> Equivalent to the standard RAxML </text:span><text:span text:style-name="T32">-U</text:span><text:span text:style-name="T15"> option. <text:tab/><text:tab/><text:tab/><text:tab/><text:tab/>Corresponding performance results are described in the following <text:tab/><text:tab/><text:tab/>paper </text:span><text:a xlink:type="simple" xlink:href="http://www.biomedcentral.com/1471-2105/12/470"><text:span text:style-name="T15">http://www.biomedcentral.com/1471-2105/12/470</text:span></text:a><text:span text:style-name="T15"> </text:span></text:p>
      <text:p text:style-name="P26"></text:p>
      <text:p text:style-name="P26"><text:tab/>-t<text:tab/>Specify a user starting tree file name in Newick format</text:p>
      <text:p text:style-name="P26"/>
      <text:p text:style-name="P31"><text:tab/><text:tab/><text:span text:style-name="T9">Comment:</text:span><text:span text:style-name="T15"> To avoid tree formatting issues we highly recommend that <text:tab/><text:tab/>you generate starting trees either with </text:span><text:span text:style-name="T32">parsimonator</text:span><text:span text:style-name="T15"> or standard <text:tab/><text:tab/><text:tab/>RAxML. ExaML is guaranteed to properly parse these trees.</text:span></text:p>
      <text:p text:style-name="P26"></text:p>
      <text:p text:style-name="P26"><text:tab/>-v<text:tab/>Display version information</text:p>
      <text:p text:style-name="P26"></text:p>
      <text:p text:style-name="P26"><text:tab/>-w<text:tab/>FULL (!) path to the directory into which ExaML shall write <text:tab/><text:tab/>its output files</text:p>
      <text:p text:style-name="P26"></text:p>
      <text:p text:style-name="P26"><text:tab/><text:tab/>DEFAULT: current directory</text:p>
      <text:p text:style-name="P26"/>
      <text:p text:style-name="P32"><text:span text:style-name="T8"><text:tab/><text:tab/>Comment:</text:span><text:span text:style-name="T13"> Analogous to the corresponding standard RAxML option.</text:span><text:tab/></text:p>
      <text:p text:style-name="P26"></text:p>
      <text:p text:style-name="P26"/>
      <text:p text:style-name="P26"><text:soft-page-break/><text:tab/>--auto-prot=ml|bic|aic|aicc When using automatic protein model <text:tab/><text:tab/><text:tab/>selection you can chose the criterion for selecting these <text:tab/><text:tab/><text:tab/>models.</text:p>
      <text:p text:style-name="P26"><text:tab/><text:tab/><text:span text:style-name="T27">Exa</text:span><text:span text:style-name="T25">M</text:span>L will test all available prot subst. models except for LG4M, LG4X and GTR-based models, with and without empirical base frequencies.</text:p>
      <text:p text:style-name="P26"><text:s text:c="14"/>You can chose between ML score based selection and the BIC, AIC, and AICc criteria.</text:p>
      <text:p text:style-name="P26"></text:p>
      <text:p text:style-name="P26"><text:s text:c="14"/>DEFAULT: ml</text:p>
      <text:p text:style-name="P26"></text:p>
      <text:p text:style-name="P26"></text:p>
      <text:p text:style-name="P3"/>
      <text:p text:style-name="P3"/>
      <text:p text:style-name="P3"/>
      <text:p text:style-name="P3">To execute a simple run using two processors we type:</text:p>
      <text:p text:style-name="P3"/>
      <text:p text:style-name="P4">mpirun.openmpi -np 2 ./examl-AVX -s ../parser/49.unpartitioned.binary -t ../testData/49.tree -m GAMMA -n T1 </text:p>
      <text:p text:style-name="P3"/>
      <text:p text:style-name="P3">The output files and checkpoint files are analogous to those of RAxML-Light.</text:p>
      <text:p text:style-name="P3"/>
      <text:p text:style-name="P3">For a tree inference on a the partitioned dataset we type:</text:p>
      <text:p text:style-name="P3"/>
      <text:p text:style-name="P4">mpirun.openmpi -np 2 ./examl-AVX -s ../parser/49.partitioned.binary -t ../testData/49.tree -m GAMMA -n T2 </text:p>
      <text:p text:style-name="P3"/>
      <text:p text:style-name="P3">For better performance do not forget to experiment with the <text:span text:style-name="T1">-S</text:span> option if your dataset has a large fraction of missin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4-12-12T12:58:41.243943708</dc:date>
    <meta:editing-duration>PT2H45M13S</meta:editing-duration>
    <meta:editing-cycles>28</meta:editing-cycles>
    <meta:generator>LibreOffice/4.2.7.2$Linux_X86_64 LibreOffice_project/420m0$Build-2</meta:generator>
    <meta:document-statistic meta:table-count="0" meta:image-count="0" meta:object-count="0" meta:page-count="11" meta:paragraph-count="248" meta:word-count="2629" meta:character-count="17652" meta:non-whitespace-character-count="14528"/>
  </office:meta>
</office:document-meta>
</file>